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 1</text:p>
      <text:p text:style-name="Standard">Welcome to LTP</text:p>
      <text:p text:style-name="Standard">Completed Getting Started: Installing Python </text:p>
      <text:p text:style-name="Standard">Python as a Calculator</text:p>
      <text:p text:style-name="Standard">Completed Python and Computer Memory </text:p>
      <text:p text:style-name="Standard">Variables</text:p>
      <text:p text:style-name="Standard">Built-in Functions</text:p>
      <text:p text:style-name="Standard">Defining Functions</text:p>
      <text:p text:style-name="Standard"/>
      <text:p text:style-name="Standard">Week 2</text:p>
      <text:p text:style-name="Standard">Visualizing Assignment Statements</text:p>
      <text:p text:style-name="Standard">Type str</text:p>
      <text:p text:style-name="Standard">Input/Output and str Formatting </text:p>
      <text:p text:style-name="Standard">Docstrings and Function help </text:p>
      <text:p text:style-name="Standard">Function Design Recipe </text:p>
      <text:p text:style-name="Standard">Function Reuse </text:p>
      <text:p text:style-name="Standard">Visualizing Function Calls</text:p>
      <text:p text:style-name="Standard"/>
      <text:p text:style-name="Standard">Week 3</text:p>
      <text:p text:style-name="Standard">Functions, Variables, and the Call Stack </text:p>
      <text:p text:style-name="Standard">Type bool </text:p>
      <text:p text:style-name="Standard">Converting between int, str, and float</text:p>
      <text:p text:style-name="Standard">Import: Using Non-Builtin Functions</text:p>
      <text:p text:style-name="Standard">If statements</text:p>
      <text:p text:style-name="Standard">No if required </text:p>
      <text:p text:style-name="Standard">Structuring if statements </text:p>
      <text:p text:style-name="Standard"/>
      <text:p text:style-name="Standard">Week 4</text:p>
      <text:p text:style-name="Standard">More str operators</text:p>
      <text:p text:style-name="Standard">str: indexing and slicing</text:p>
      <text:p text:style-name="Standard">str Methods: Functions Inside of Objects</text:p>
      <text:p text:style-name="Standard">for loop over str</text:p>
      <text:p text:style-name="Standard">IDLE's Debugger (4:00) </text:p>
      <text:p text:style-name="Standard"/>
      <text:p text:style-name="Standard">Week 5</text:p>
      <text:p text:style-name="Standard">while loops </text:p>
      <text:p text:style-name="Standard">Comments </text:p>
      <text:p text:style-name="Standard">Type lis</text:p>
      <text:p text:style-name="Standard">list methods</text:p>
      <text:p text:style-name="Standard">Mutability and Aliasing</text:p>
      <text:p text:style-name="Standard">range</text:p>
      <text:p text:style-name="Standard"/>
      <text:p text:style-name="Standard">Week 6</text:p>
      <text:p text:style-name="Standard">for loop over indices</text:p>
      <text:p text:style-name="Standard">Parallel Lists and Strings</text:p>
      <text:p text:style-name="Standard">Nested Lists </text:p>
      <text:p text:style-name="Standard">Nested Loops</text:p>
      <text:p text:style-name="Standard">Reading Files</text:p>
      <text:p text:style-name="Standard">Writing Files </text:p>
      <text:p text:style-name="Standard">Developing a Program — optional lecture</text:p>
      <text:p text:style-name="Standard"/>
      <text:p text:style-name="Standard">Week 7</text:p>
      <text:p text:style-name="Standard"><text:soft-page-break/>Tuples</text:p>
      <text:p text:style-name="Standard">Type dict </text:p>
      <text:p text:style-name="Standard">Inverting a Dictionary </text:p>
      <text:p text:style-name="Standard">Populating a Diction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6:16:14.48</meta:creation-date>
    <dc:date>2013-03-08T16:21:14.28</dc:date>
    <meta:editing-duration>PT4M59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2" meta:paragraph-count="50" meta:word-count="145" meta:character-count="940"/>
  </office:meta>
</office:document-meta>
</file>